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1836210" style:family="table" style:master-page-name="ta-mp-0x1836210">
      <style:table-properties table:display="true" style:writing-mode="lr-tb"/>
    </style:style>
    <style:style style:name="ta-0x1836400" style:family="table" style:master-page-name="ta-mp-0x1836400">
      <style:table-properties table:display="true" style:writing-mode="lr-tb"/>
    </style:style>
    <style:style style:name="ta-0x18365f0" style:family="table" style:master-page-name="ta-mp-0x18365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19df5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9df6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9df8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79.50pt" style:use-optimal-column-width="false"/>
    </style:style>
    <style:style style:name="ACOL-2" style:family="table-column">
      <style:table-column-properties style:column-width="153.75pt" style:use-optimal-column-width="false"/>
    </style:style>
    <style:style style:name="ACOL-3" style:family="table-column">
      <style:table-column-properties style:column-width="333.75pt" style:use-optimal-column-width="false"/>
    </style:style>
    <style:style style:name="ACOL-4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183621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2"/>
        <table:table-column table:style-name="ACOL-3"/>
        <table:table-column table:style-name="ACOL-0" table:number-columns-repeated="252"/>
        <table:table-row table:style-name="AROW-1">
          <table:table-cell table:style-name="Gnumeric-default" office:value-type="string" office:string-value="Estimate (GJ)">
            <text:p>Estimate (GJ)</text:p>
          </table:table-cell>
          <table:table-cell table:style-name="Gnumeric-default" office:value-type="string" office:string-value="MJ/kg">
            <text:p>MJ/kg</text:p>
          </table:table-cell>
          <table:table-cell table:style-name="Gnumeric-default" office:value-type="string" office:string-value="Source">
            <text:p>Source</text:p>
          </table:table-cell>
          <table:table-cell table:style-name="Gnumeric-default" office:value-type="string" office:string-value="Comments">
            <text:p>Comments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float" office:value="110">
            <text:p>110</text:p>
          </table:table-cell>
          <table:table-cell table:style-name="Gnumeric-default"/>
          <table:table-cell table:style-name="Gnumeric-default" office:value-type="string" office:string-value="burnham2006development">
            <text:p>burnham2006development</text:p>
          </table:table-cell>
          <table:table-cell table:style-name="Gnumeric-default" office:value-type="string" office:string-value="Assumes materials are recycled">
            <text:p>Assumes materials are recycled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86.6">
            <text:p>86.6</text:p>
          </table:table-cell>
          <table:table-cell table:style-name="Gnumeric-default" office:value-type="string" office:string-value="MacLean1998">
            <text:p>MacLean1998</text:p>
          </table:table-cell>
          <table:table-cell table:style-name="Gnumeric-default" office:value-type="string" office:string-value="Detailed, widely referenced study">
            <text:p>Detailed, widely referenced study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float" office:value="134">
            <text:p>134</text:p>
          </table:table-cell>
          <table:table-cell table:style-name="Gnumeric-default" office:value-type="float" office:value="81.2">
            <text:p>81.2</text:p>
          </table:table-cell>
          <table:table-cell table:style-name="Gnumeric-default" office:value-type="string" office:string-value="Mikkola201023">
            <text:p>Mikkola201023</text:p>
          </table:table-cell>
          <table:table-cell table:style-name="Gnumeric-default" office:value-type="string" office:string-value="Data presented in MJ/kg from a large (1.6 tonne) car">
            <text:p>Data presented in MJ/kg from a large (1.6 tonne) car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float" office:value="85.56">
            <text:p>85.56</text:p>
          </table:table-cell>
          <table:table-cell table:style-name="Gnumeric-default"/>
          <table:table-cell table:style-name="Gnumeric-default" office:value-type="string" office:string-value="Simonsen2011">
            <text:p>Simonsen2011</text:p>
          </table:table-cell>
          <table:table-cell table:style-name="Gnumeric-default" office:value-type="string" office:string-value="VW Golf (VW estimate)">
            <text:p>VW Golf (VW estimate)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float" office:value="87">
            <text:p>87</text:p>
          </table:table-cell>
          <table:table-cell table:style-name="Gnumeric-default"/>
          <table:table-cell table:style-name="Gnumeric-default" office:value-type="string" office:string-value="sorensen2004total">
            <text:p>sorensen2004total</text:p>
          </table:table-cell>
          <table:table-cell table:style-name="Gnumeric-default" office:value-type="string" office:string-value="Toyota Camry">
            <text:p>Toyota Camry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float" office:value="88">
            <text:p>88</text:p>
          </table:table-cell>
          <table:table-cell table:style-name="Gnumeric-default"/>
          <table:table-cell table:style-name="Gnumeric-default" office:value-type="string" office:string-value="sorensen2004total">
            <text:p>sorensen2004total</text:p>
          </table:table-cell>
          <table:table-cell table:style-name="Gnumeric-default" office:value-type="string" office:string-value="VW Lupo, production and materials">
            <text:p>VW Lupo, production and materials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float" office:value="178">
            <text:p>178</text:p>
          </table:table-cell>
          <table:table-cell table:style-name="Gnumeric-default"/>
          <table:table-cell table:style-name="Gnumeric-default" office:value-type="string" office:string-value="sorensen2004total">
            <text:p>sorensen2004total</text:p>
          </table:table-cell>
          <table:table-cell table:style-name="Gnumeric-default" office:value-type="string" office:string-value="DaimlerChrysler F-Cell">
            <text:p>DaimlerChrysler F-Cell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float" office:value="272">
            <text:p>272</text:p>
          </table:table-cell>
          <table:table-cell table:style-name="Gnumeric-default"/>
          <table:table-cell table:style-name="Gnumeric-default" office:value-type="string" office:string-value="Treloar2004">
            <text:p>Treloar2004</text:p>
          </table:table-cell>
          <table:table-cell table:style-name="Gnumeric-default" office:value-type="string" office:string-value="Economic-based calculation, used in MacKay (2009)">
            <text:p>Economic-based calculation, used in MacKay (2009)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float" office:value="114.3">
            <text:p>114.3</text:p>
          </table:table-cell>
          <table:table-cell table:style-name="Gnumeric-default"/>
          <table:table-cell table:style-name="Gnumeric-default" office:value-type="string" office:string-value="Uson2011-eco-eff">
            <text:p>Uson2011-eco-eff</text:p>
          </table:table-cell>
          <table:table-cell table:style-name="Gnumeric-default" office:value-type="string" office:string-value="Used commercial life cycle analysis software">
            <text:p>Used commercial life cycle analysis software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Gnumeric-default" table:formula="of:=AVERAGE([.A2:.A10])" office:value-type="float" office:value="133.6075">
            <text:p>133.6075</text:p>
          </table:table-cell>
          <table:table-cell table:number-columns-repeated="255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3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239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1836400" table:print="true">
        <office:forms form:automatic-focus="false" form:apply-design-mode="false">
          <form:form/>
        </office:forms>
        <table:table-column table:default-cell-style-name="ACE-0x19df6f8" table:style-name="ACOL-0" table:number-columns-repeated="256"/>
        <table:table-row table:style-name="AROW-0">
          <table:table-cell table:number-columns-repeated="256" table:style-name="ACE-0x19df6f8"/>
        </table:table-row>
        <table:table-row table:style-name="AROW-0">
          <table:table-cell table:number-columns-repeated="256" table:style-name="ACE-0x19df6f8"/>
        </table:table-row>
        <table:table-row table:style-name="AROW-0" table:number-rows-repeated="65534">
          <table:table-cell table:number-columns-repeated="256" table:style-name="ACE-0x19df6f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18365f0" table:print="true">
        <office:forms form:automatic-focus="false" form:apply-design-mode="false">
          <form:form/>
        </office:forms>
        <table:table-column table:default-cell-style-name="ACE-0x19df818" table:style-name="ACOL-0" table:number-columns-repeated="256"/>
        <table:table-row table:style-name="AROW-0">
          <table:table-cell table:number-columns-repeated="256" table:style-name="ACE-0x19df818"/>
        </table:table-row>
        <table:table-row table:style-name="AROW-0">
          <table:table-cell table:number-columns-repeated="256" table:style-name="ACE-0x19df818"/>
        </table:table-row>
        <table:table-row table:style-name="AROW-0" table:number-rows-repeated="65534">
          <table:table-cell table:number-columns-repeated="256" table:style-name="ACE-0x19df81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19679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1992a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1970b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1836210" style:display-name="Sheet1" style:page-layout-name="pl-0x19679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1836400" style:display-name="Sheet2" style:page-layout-name="pl-0x1992a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18365f0" style:display-name="Sheet3" style:page-layout-name="pl-0x1970b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6-16T14:20:18Z</dc:date>
    <meta:creation-date>2013-06-16T12:09:07Z</meta:creation-date>
    <meta:generator>gnumeric/1.10.17</meta:generator>
  </office:meta>
</office:document-meta>
</file>